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2.925cm" fo:min-width="1.723cm"/>
      <style:paragraph-properties style:writing-mode="lr-tb"/>
    </style:style>
    <style:style style:name="gr2" style:family="graphic" style:parent-style-name="standard">
      <style:graphic-properties draw:opacity="60%" draw:textarea-horizontal-align="justify" draw:textarea-vertical-align="top" draw:auto-grow-height="false" fo:min-height="2.132cm" fo:min-width="3.629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fill-color="#81d41a" draw:textarea-horizontal-align="justify" draw:textarea-vertical-align="middle" draw:auto-grow-height="false" fo:min-height="0.199cm" fo:min-width="0.1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2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14cm"/>
      <style:paragraph-properties style:writing-mode="lr-tb"/>
    </style:style>
    <style:style style:name="gr8" style:family="graphic" style:parent-style-name="standard">
      <style:graphic-properties draw:fill-color="#f7d1d5" draw:textarea-horizontal-align="justify" draw:textarea-vertical-align="middle" draw:auto-grow-height="false" fo:min-height="0.425cm" fo:min-width="0.174cm"/>
      <style:paragraph-properties style:writing-mode="lr-tb"/>
    </style:style>
    <style:style style:name="gr9" style:family="graphic" style:parent-style-name="standard">
      <style:graphic-properties draw:fill-color="#f7d1d5" draw:textarea-horizontal-align="justify" draw:textarea-vertical-align="middle" draw:auto-grow-height="false" fo:min-height="2.397cm" fo:min-width="4.58cm"/>
      <style:paragraph-properties style:writing-mode="lr-tb"/>
    </style:style>
    <style:style style:name="gr10" style:family="graphic" style:parent-style-name="standard" style:list-style-name="L1">
      <style:graphic-properties draw:fill-color="#81d41a" draw:textarea-horizontal-align="justify" draw:textarea-vertical-align="middle" draw:auto-grow-height="false" fo:min-height="1.221cm" fo:min-width="5.086cm" fo:wrap-option="wrap"/>
      <style:paragraph-properties style:writing-mode="lr-tb"/>
    </style:style>
    <style:style style:name="gr11" style:family="graphic" style:parent-style-name="standard">
      <style:graphic-properties draw:fill-color="#b4c7dc" draw:textarea-horizontal-align="justify" draw:textarea-vertical-align="middle" draw:auto-grow-height="false" fo:min-height="0.873cm" fo:min-width="0.847cm"/>
    </style:style>
    <style:style style:name="gr12" style:family="graphic" style:parent-style-name="standard" style:list-style-name="L1">
      <style:graphic-properties draw:fill-color="#b4c7dc" draw:textarea-horizontal-align="justify" draw:textarea-vertical-align="middle" draw:auto-grow-height="false" fo:min-height="2.59cm" fo:min-width="3.627cm"/>
      <style:paragraph-properties style:writing-mode="lr-tb"/>
    </style:style>
    <style:style style:name="gr13" style:family="graphic" style:parent-style-name="objectwithoutfill">
      <style:graphic-properties draw:marker-end="Arrowheads_20_5" draw:marker-end-width="0.3cm" draw:fill="none" draw:textarea-vertical-align="middle"/>
    </style:style>
    <style:style style:name="gr14" style:family="graphic" style:parent-style-name="standard">
      <style:graphic-properties draw:fill-color="#f7d1d5" draw:textarea-horizontal-align="justify" draw:textarea-vertical-align="middle" draw:auto-grow-height="false" fo:min-height="1.02cm" fo:min-width="3.31cm"/>
      <style:paragraph-properties style:writing-mode="lr-tb"/>
    </style:style>
    <style:style style:name="gr15" style:family="graphic" style:parent-style-name="objectwithoutfill">
      <style:graphic-properties svg:stroke-width="0.053cm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marker-end="Arrowheads_20_7" draw:marker-end-width="0.3cm" draw:fill="none" draw:textarea-vertical-align="middle"/>
    </style:style>
    <style:style style:name="gr17" style:family="graphic" style:parent-style-name="standard">
      <style:graphic-properties draw:fill-color="#afd095" draw:textarea-horizontal-align="justify" draw:textarea-vertical-align="middle" draw:auto-grow-height="false" fo:min-height="0.386cm" fo:min-width="0.136cm"/>
    </style:style>
    <style:style style:name="gr18" style:family="graphic" style:parent-style-name="standard">
      <style:graphic-properties draw:fill-color="#afd095" draw:textarea-horizontal-align="justify" draw:textarea-vertical-align="middle" draw:auto-grow-height="false" fo:min-height="0.428cm" fo:min-width="0.136cm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0.36cm" fo:min-width="0.136cm"/>
    </style:style>
    <style:style style:name="gr20" style:family="graphic" style:parent-style-name="objectwithoutfill">
      <style:graphic-properties draw:marker-end="Arrowheads_20_8" draw:marker-end-width="0.3cm" draw:fill="none" draw:textarea-vertical-align="middle"/>
    </style:style>
    <style:style style:name="gr21" style:family="graphic" style:parent-style-name="standard">
      <style:graphic-properties draw:fill-color="#f7d1d5" draw:textarea-horizontal-align="justify" draw:textarea-vertical-align="middle" draw:auto-grow-height="false" fo:min-height="2.22cm" fo:min-width="2.605cm"/>
      <style:paragraph-properties style:writing-mode="lr-tb"/>
    </style:style>
    <style:style style:name="gr22" style:family="graphic" style:parent-style-name="objectwithoutfill">
      <style:graphic-properties svg:stroke-width="0.053cm" draw:marker-start-width="0.279cm" draw:marker-end="Arrowheads_20_9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24" style:family="graphic" style:parent-style-name="objectwithoutfill">
      <style:graphic-properties svg:stroke-width="0.053cm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fill-color="#81d41a" draw:textarea-horizontal-align="justify" draw:textarea-vertical-align="middle" draw:auto-grow-height="false" fo:min-height="2.29cm" fo:min-width="3.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</style:style>
    <style:style style:name="P3" style:family="paragraph">
      <loext:graphic-properties draw:opacity="60%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-color="#81d41a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9" style:family="paragraph">
      <loext:graphic-properties draw:fill-color="#f7d1d5"/>
      <style:paragraph-properties fo:text-align="center" style:writing-mode="lr-tb"/>
      <style:text-properties fo:font-size="16pt" fo:font-weight="bold" style:font-size-asian="16pt" style:font-size-complex="16pt"/>
    </style:style>
    <style:style style:name="P10" style:family="paragraph"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7d1d5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-color="#b4c7dc"/>
      <style:paragraph-properties fo:text-align="center"/>
    </style:style>
    <style:style style:name="P15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-color="#afd095"/>
      <style:paragraph-properties fo:text-align="center"/>
    </style:style>
    <style:style style:name="P17" style:family="paragraph">
      <style:paragraph-properties fo:text-align="center" style:writing-mode="lr-tb"/>
      <style:text-properties fo:font-size="15pt" style:font-size-asian="15pt" style:font-size-complex="15pt"/>
    </style:style>
    <style:style style:name="P18" style:family="paragraph">
      <loext:graphic-properties draw:fill-color="#81d41a"/>
      <style:paragraph-properties fo:text-align="center" style:writing-mode="lr-tb"/>
      <style:text-properties fo:font-size="15pt" style:font-size-asian="15pt" style:font-size-complex="15pt"/>
    </style:style>
    <style:style style:name="T1" style:family="text">
      <style:text-properties fo:font-size="16pt" fo:font-weight="bold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3cm" svg:height="3.175cm" svg:x="2.587cm" svg:y="2.715cm">
          <text:p text:style-name="P1">PDF</text:p>
          <text:p text:style-name="P1">docs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8cm" svg:height="3.81cm" svg:x="10.207cm" svg:y="2.397cm">
          <text:p text:style-name="P1">Atla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" draw:text-style-name="P4" draw:layer="layout" svg:x1="4.81cm" svg:y1="4.302cm" svg:x2="10.207cm" svg:y2="4.302cm">
          <text:p/>
        </draw:line>
        <draw:custom-shape draw:style-name="gr4" draw:text-style-name="P5" draw:layer="layout" svg:width="0.953cm" svg:height="0.635cm" svg:x="11.794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53cm" svg:height="0.635cm" svg:x="10.525cm" svg:y="4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953cm" svg:height="0.635cm" svg:x="13.065cm" svg:y="4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draw:layer="layout" svg:width="6.12cm" svg:height="0.962cm" svg:x="14.882cm" svg:y="4.8cm">
          <draw:text-box>
            <text:p>Docs + embeddings</text:p>
          </draw:text-box>
        </draw:frame>
        <draw:line draw:style-name="gr6" draw:text-style-name="P7" draw:layer="layout" svg:x1="14.97cm" svg:y1="5.445cm" svg:x2="14.017cm" svg:y2="5.127cm">
          <text:p/>
        </draw:line>
        <draw:frame draw:style-name="gr7" draw:text-style-name="P6" draw:layer="layout" svg:width="4.714cm" svg:height="0.962cm" svg:x="5.445cm" svg:y="3.35cm">
          <draw:text-box>
            <text:p>Process + load</text:p>
          </draw:text-box>
        </draw:frame>
        <draw:custom-shape draw:style-name="gr8" draw:text-style-name="P9" draw:layer="layout" svg:width="0.952cm" svg:height="0.953cm" svg:x="6.715cm" svg:y="2.397cm">
          <text:p text:style-name="P8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5.08cm" svg:height="2.647cm" svg:x="4.91cm" svg:y="4.62cm">
          <text:p text:style-name="P10"><text:span text:style-name="T2">Llama-index</text:span></text:p>
          <text:p text:style-name="P10"><text:span text:style-name="T2">+ </text:span></text:p>
          <text:p text:style-name="P10"><text:span text:style-name="T2">embedding model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6.032cm" svg:height="1.587cm" svg:x="1.318cm" svg:y="10.525cm">
          <text:p text:style-name="P12"><text:span text:style-name="T3">Query:</text:span></text:p>
          <text:p text:style-name="P12"><text:span text:style-name="T3">What was the revenue for 2023?</text:span></text:p>
          <draw:enhanced-geometry svg:viewBox="0 0 21600 21600" draw:text-areas="800 800 20800 20800" draw:type="round-rectangular-callout" draw:modifiers="3848.83142715067 34141.05793450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.905cm" svg:height="1.587cm" svg:x="1.635cm" svg:y="13.0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2" draw:text-style-name="P15" draw:layer="layout" svg:width="4.127cm" svg:height="2.84cm" svg:x="12.695cm" svg:y="10.542cm">
          <text:p text:style-name="P12"><text:span text:style-name="T4">Query embeddings</text:span></text:p>
          <text:p text:style-name="P12"><text:span text:style-name="T4"/></text:p>
          <text:p text:style-name="P12"><text:span text:style-name="T4">[0.12, -0.32 ..]</text:span></text:p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8.937cm" svg:y1="11.477cm" svg:x2="11.795cm" svg:y2="11.477cm">
          <text:p/>
        </draw:line>
        <draw:custom-shape draw:style-name="gr14" draw:text-style-name="P11" draw:layer="layout" svg:width="3.81cm" svg:height="1.27cm" svg:x="8.202cm" svg:y="10.542cm">
          <text:p text:style-name="P10"><text:span text:style-name="T2">Embedding</text:span></text:p>
          <text:p text:style-name="P10"><text:span text:style-name="T2">model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7.35cm" svg:y1="11.16cm" svg:x2="12.747cm" svg:y2="11.16cm">
          <text:p/>
        </draw:line>
        <draw:line draw:style-name="gr16" draw:text-style-name="P7" draw:layer="layout" svg:x1="15.287cm" svg:y1="10.207cm" svg:x2="14.017cm" svg:y2="6.397cm">
          <text:p/>
        </draw:line>
        <draw:custom-shape draw:style-name="gr17" draw:text-style-name="P16" draw:layer="layout" svg:width="1.27cm" svg:height="1.27cm" svg:x="17.827cm" svg:y="8.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6" draw:layer="layout" svg:width="1.27cm" svg:height="1.354cm" svg:x="19.415cm" svg:y="8.93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6" draw:layer="layout" svg:width="1.27cm" svg:height="1.219cm" svg:x="18.462cm" svg:y="9.5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7" draw:layer="layout" svg:x1="14.652cm" svg:y1="6.08cm" svg:x2="18.145cm" svg:y2="8.937cm">
          <text:p/>
        </draw:line>
        <draw:frame draw:style-name="gr5" draw:text-style-name="P6" draw:layer="layout" svg:width="6.12cm" svg:height="0.962cm" svg:x="18.462cm" svg:y="7.975cm">
          <draw:text-box>
            <text:p>Relevant data</text:p>
          </draw:text-box>
        </draw:frame>
        <draw:custom-shape draw:style-name="gr21" draw:text-style-name="P11" draw:layer="layout" svg:width="4.127cm" svg:height="3.492cm" svg:x="22.59cm" svg:y="10.525cm">
          <text:p text:style-name="P10"><text:span text:style-name="T2">LLM</text:span></text:p>
          <text:p text:style-name="P10"><text:span text:style-name="T2">(hosted or local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line draw:style-name="gr22" draw:text-style-name="P7" draw:layer="layout" svg:x1="17.192cm" svg:y1="12.112cm" svg:x2="22.272cm" svg:y2="12.112cm">
          <text:p/>
        </draw:line>
        <draw:frame draw:style-name="gr23" draw:text-style-name="P6" draw:layer="layout" svg:width="4.128cm" svg:height="1.427cm" svg:x="17.827cm" svg:y="11.947cm">
          <draw:text-box>
            <text:p><text:span text:style-name="T4">Query + </text:span></text:p>
            <text:p><text:span text:style-name="T4">relevant data</text:span></text:p>
          </draw:text-box>
        </draw:frame>
        <draw:line draw:style-name="gr24" draw:text-style-name="P7" draw:layer="layout" svg:x1="23.542cm" svg:y1="14.305cm" svg:x2="8.62cm" svg:y2="14.335cm">
          <text:p/>
        </draw:line>
        <draw:custom-shape draw:style-name="gr25" draw:text-style-name="P18" draw:layer="layout" svg:width="3.81cm" svg:height="2.54cm" svg:x="4.492cm" svg:y="13.7cm">
          <text:p text:style-name="P17"><text:span text:style-name="T4">Answer:</text:span></text:p>
          <text:p text:style-name="P17"><text:span text:style-name="T4">Revenue was 10 B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952cm" svg:height="0.953cm" svg:x="8.937cm" svg:y="9.255cm">
          <text:p text:style-name="P8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3.7cm" svg:y="7.984cm">
          <text:p text:style-name="P8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6.24cm" svg:y="6.714cm">
          <text:p text:style-name="P8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9.732cm" svg:y="11.159cm">
          <text:p text:style-name="P8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draw:layer="layout" svg:width="0.952cm" svg:height="0.953cm" svg:x="14.335cm" svg:y="14.335cm">
          <text:p text:style-name="P8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1.84cm" svg:height="0.962cm" svg:x="1.635cm" svg:y="14.652cm">
          <draw:text-box>
            <text:p>Use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30T16:01:34.858187563</meta:creation-date>
    <dc:date>2024-01-30T20:48:56.317376509</dc:date>
    <meta:editing-duration>PT35M38S</meta:editing-duration>
    <meta:editing-cycles>11</meta:editing-cycles>
    <meta:generator>LibreOffice/7.3.7.2$Linux_X86_64 LibreOffice_project/30$Build-2</meta:generator>
    <meta:document-statistic meta:object-count="34"/>
  </office:meta>
</office:document-meta>
</file>